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4" style:family="graphic" style:parent-style-name="standard">
      <style:graphic-properties draw:stroke="dash" draw:stroke-dash="Long_20_Dash" svg:stroke-color="#000000" draw:fill="none" draw:fill-color="#ffffff" fo:min-height="2.286cm"/>
      <style:paragraph-properties style:writing-mode="lr-tb"/>
    </style:style>
    <style:style style:name="P1" style:family="paragraph">
      <loext:graphic-properties draw:fill="solid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016cm" svg:y1="4.048cm" svg:x2="18.78cm" svg:y2="3.921cm">
          <text:p/>
        </draw:line>
        <draw:frame draw:style-name="gr2" draw:text-style-name="P2" draw:layer="layout" svg:width="16.002cm" svg:height="1.673cm" svg:x="1.762cm" svg:y="2.651cm">
          <draw:text-box>
            <text:p>Browser sends GET request to the server</text:p>
          </draw:text-box>
        </draw:frame>
        <draw:line draw:style-name="gr1" draw:text-style-name="P3" draw:layer="layout" svg:x1="17.891cm" svg:y1="7.477cm" svg:x2="1.762cm" svg:y2="7.477cm">
          <text:p/>
        </draw:line>
        <draw:frame draw:style-name="gr3" draw:text-style-name="P2" draw:layer="layout" svg:width="16.256cm" svg:height="1.143cm" svg:x="1.889cm" svg:y="6.08cm">
          <draw:text-box>
            <text:p>Server responds with 200 status (ok) </text:p>
          </draw:text-box>
        </draw:frame>
        <draw:frame draw:style-name="gr4" draw:text-style-name="P2" draw:layer="layout" svg:width="16.764cm" svg:height="2.536cm" svg:x="1.889cm" svg:y="7.858cm">
          <draw:text-box>
            <text:p><text:span text:style-name="T1">Javascript code </text:span>(from spa.js) is executed in the browser <text:s/>along with main.css and data.json which together manipulate the contents of that pag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20:17:37.324014530</meta:creation-date>
    <dc:date>2020-05-02T23:14:50.323822234</dc:date>
    <meta:editing-duration>PT17M35S</meta:editing-duration>
    <meta:editing-cycles>4</meta:editing-cycles>
    <meta:generator>LibreOffice/6.4.2.2$Linux_X86_64 LibreOffice_project/40$Build-2</meta:generator>
    <meta:document-statistic meta:object-count="5"/>
  </office:meta>
</office:document-meta>
</file>